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ackground-color="#70AD47"/>
    </style:style>
    <style:style style:name="co1" style:family="table-column">
      <style:table-column-properties fo:break-before="auto" style:column-width="1.71979166666667cm" style:use-optimal-column-width="true"/>
    </style:style>
    <style:style style:name="co2" style:family="table-column">
      <style:table-column-properties fo:break-before="auto" style:column-width="1.772708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float" office:value="1943.9999999999998" table:formula="of:=SUM(60.7+91.3+148.2+187.9+230.2+246.3+274.1+260.2+190.8+138.3+69.8+46.2)" table:style-name="ce2">
            <text:p>1944.0</text:p>
          </table:table-cell>
          <table:table-cell office:value-type="float" office:value="162" table:formula="of:=1944/12" table:style-name="ce2">
            <text:p>162.0</text:p>
          </table:table-cell>
          <table:table-cell office:value-type="float" office:value="5.4" table:formula="of:=162/30" table:style-name="ce2">
            <text:p>5.4</text:p>
          </table:table-cell>
          <table:table-cell table:number-columns-repeated="16381"/>
        </table:table-row>
        <table:table-row table:style-name="ro1">
          <table:table-cell office:value-type="float" office:value="2636.4" table:formula="of:=SUM(130.6+141.3+179+213.9+269.6+308.3+350.5+333.2+255+201+133.1+120.9)" table:style-name="ce2">
            <text:p>2636.4</text:p>
          </table:table-cell>
          <table:table-cell office:value-type="float" office:value="219.70000000000002" table:formula="of:=2636.4/12" table:style-name="ce2">
            <text:p>219.7</text:p>
          </table:table-cell>
          <table:table-cell office:value-type="float" office:value="7.3233333333333333" table:formula="of:=219.7/30" table:style-name="ce2">
            <text:p>7.3</text:p>
          </table:table-cell>
          <table:table-cell table:number-columns-repeated="16381"/>
        </table:table-row>
        <table:table-row table:style-name="ro1">
          <table:table-cell office:value-type="float" office:value="2013.8899999999996" table:formula="of:=SUM(69+95.7+142.8+176.2+231.4+259.2+311.4+278.9+190.8+134.6+68.6+55.29)" table:style-name="ce2">
            <text:p>2013.9</text:p>
          </table:table-cell>
          <table:table-cell office:value-type="float" office:value="167.8" table:style-name="ce2">
            <text:p>167.8</text:p>
          </table:table-cell>
          <table:table-cell office:value-type="float" office:value="5.5933333333333337" table:formula="of:=167.8/30" table:style-name="ce2">
            <text:p>5.6</text:p>
          </table:table-cell>
          <table:table-cell table:number-columns-repeated="16381"/>
        </table:table-row>
        <table:table-row table:style-name="ro1">
          <table:table-cell office:value-type="float" office:value="2743.3" table:formula="of:=SUM(131.3+147.8+194.8+230.9+290+324.3+370.6+341.4+258.6+204.6+130.2+118.8)" table:style-name="ce2">
            <text:p>2743.3</text:p>
          </table:table-cell>
          <table:table-cell office:value-type="float" office:value="228.6" table:style-name="ce2">
            <text:p>228.6</text:p>
          </table:table-cell>
          <table:table-cell office:value-type="float" office:value="7.62" table:formula="of:=228.6/30" table:style-name="ce2">
            <text:p>7.6</text:p>
          </table:table-cell>
          <table:table-cell table:number-columns-repeated="16381"/>
        </table:table-row>
        <table:table-row table:style-name="ro1">
          <table:table-cell office:value-type="float" office:value="1904.6999999999998" table:formula="of:=SUM(58.9+81.3+135.7+179+230.1+249.8+292.1+257.7+186.1+126.8+61.1+46.1)" table:style-name="ce2">
            <text:p>1904.7</text:p>
          </table:table-cell>
          <table:table-cell office:value-type="float" office:value="158.69999999999999" table:style-name="ce2">
            <text:p>158.7</text:p>
          </table:table-cell>
          <table:table-cell office:value-type="float" office:value="5.29" table:formula="of:=158.7/30" table:style-name="ce2">
            <text:p>5.3</text:p>
          </table:table-cell>
          <table:table-cell table:number-columns-repeated="16381"/>
        </table:table-row>
        <table:table-row table:style-name="ro1">
          <table:table-cell office:value-type="float" office:value="2425.1999999999994" table:formula="of:=SUM(121.2+137.1+182.1+194.9+243.5+272.8+327.6+302.6+230.3+180.8+121.1+111.2)" table:style-name="ce2">
            <text:p>2425.2</text:p>
          </table:table-cell>
          <table:table-cell office:value-type="float" office:value="202.1" table:style-name="ce2">
            <text:p>202.1</text:p>
          </table:table-cell>
          <table:table-cell office:value-type="float" office:value="6.7366666666666664" table:formula="of:=202.1/30" table:style-name="ce2">
            <text:p>6.7</text:p>
          </table:table-cell>
          <table:table-cell table:number-columns-repeated="16381"/>
        </table:table-row>
        <table:table-row table:style-name="ro1">
          <table:table-cell office:value-type="float" office:value="1969.4000000000003" table:formula="of:=SUM(60.5+93.6+145+184.3+237.5+250.3+288.6+266.9+188.9+136.3+68.9+48.6)" table:style-name="ce2">
            <text:p>1969.4</text:p>
          </table:table-cell>
          <table:table-cell office:value-type="float" office:value="164.1" table:style-name="ce2">
            <text:p>164.1</text:p>
          </table:table-cell>
          <table:table-cell office:value-type="float" office:value="5.47" table:formula="of:=164.1/30" table:style-name="ce2">
            <text:p>5.5</text:p>
          </table:table-cell>
          <table:table-cell table:number-columns-repeated="16381"/>
        </table:table-row>
        <table:table-row table:style-name="ro1">
          <table:table-cell office:value-type="float" office:value="2609.0000000000005" table:formula="of:=SUM(108.3+137.3+186+226.5+286.7+323.8+363.9+330.6+246.3+188.8+111.3+99.5)" table:style-name="ce2">
            <text:p>2609.0</text:p>
          </table:table-cell>
          <table:table-cell office:value-type="float" office:value="217.4" table:style-name="ce2">
            <text:p>217.4</text:p>
          </table:table-cell>
          <table:table-cell office:value-type="float" office:value="7.246666666666667" table:formula="of:=217.4/30" table:style-name="ce2">
            <text:p>7.2</text:p>
          </table:table-cell>
          <table:table-cell table:number-columns-repeated="16381"/>
        </table:table-row>
        <table:table-row table:style-name="ro1">
          <table:table-cell office:value-type="float" office:value="1963.4000000000003" table:formula="of:=SUM(73.1+98.2+146.3+175.4+226.2+248.4+287.2+258.1+182.5+126.9+73.9+67.2)" table:style-name="ce2">
            <text:p>1963.4</text:p>
          </table:table-cell>
          <table:table-cell office:value-type="float" office:value="163.6" table:style-name="ce2">
            <text:p>163.6</text:p>
          </table:table-cell>
          <table:table-cell office:value-type="float" office:value="5.4533333333333331" table:formula="of:=163.6/30" table:style-name="ce2">
            <text:p>5.5</text:p>
          </table:table-cell>
          <table:table-cell table:number-columns-repeated="16381"/>
        </table:table-row>
        <table:table-row table:style-name="ro1">
          <table:table-cell office:value-type="float" office:value="1958.9000000000003" table:formula="of:=SUM(59.9+87.9+143.9+184.1+225.3+247.5+277.2+262.9+192.9+151+74.6+51.7)" table:style-name="ce2">
            <text:p>1958.9</text:p>
          </table:table-cell>
          <table:table-cell office:value-type="float" office:value="163.19999999999999" table:style-name="ce2">
            <text:p>163.2</text:p>
          </table:table-cell>
          <table:table-cell office:value-type="float" office:value="5.4399999999999995" table:formula="of:=163.2/30" table:style-name="ce2">
            <text:p>5.4</text:p>
          </table:table-cell>
          <table:table-cell table:number-columns-repeated="16381"/>
        </table:table-row>
        <table:table-row table:style-name="ro1">
          <table:table-cell office:value-type="float" office:value="1749.0000000000002" table:formula="of:=SUM(77.9+89.6+126.2+146.4+187.8+201.8+251.4+237.4+167.7+120.8+73.5+68.5)" table:style-name="ce2">
            <text:p>1749.0</text:p>
          </table:table-cell>
          <table:table-cell office:value-type="float" office:value="145.80000000000001" table:style-name="ce2">
            <text:p>145.8</text:p>
          </table:table-cell>
          <table:table-cell office:value-type="float" office:value="4.8600000000000003" table:formula="of:=145.8/30" table:style-name="ce2">
            <text:p>4.9</text:p>
          </table:table-cell>
          <table:table-cell table:number-columns-repeated="16381"/>
        </table:table-row>
        <table:table-row table:style-name="ro1">
          <table:table-cell office:value-type="float" office:value="2313.6" table:formula="of:=SUM(96.5+123.2+175.5+205.2+258.1+283.6+318.3+299.1+213.2+156+95.4+89.5)" table:style-name="ce2">
            <text:p>2313.6</text:p>
          </table:table-cell>
          <table:table-cell office:value-type="float" office:value="192.8" table:style-name="ce2">
            <text:p>192.8</text:p>
          </table:table-cell>
          <table:table-cell office:value-type="float" office:value="6.4266666666666667" table:formula="of:=192.8/30" table:style-name="ce2">
            <text:p>6.4</text:p>
          </table:table-cell>
          <table:table-cell table:number-columns-repeated="16381"/>
        </table:table-row>
        <table:table-row table:style-name="ro1">
          <table:table-cell office:value-type="float" office:value="2206.3000000000002" table:formula="of:=SUM(108.8+123+153.1+180.3+234+256.6+301.6+280.4+203.6+162.8+103.3+98.8)" table:style-name="ce2">
            <text:p>2206.3</text:p>
          </table:table-cell>
          <table:table-cell office:value-type="float" office:value="183.9" table:style-name="ce2">
            <text:p>183.9</text:p>
          </table:table-cell>
          <table:table-cell office:value-type="float" office:value="6.13" table:formula="of:=183.9/30" table:style-name="ce2">
            <text:p>6.1</text:p>
          </table:table-cell>
          <table:table-cell table:number-columns-repeated="16381"/>
        </table:table-row>
        <table:table-row table:style-name="ro1">
          <table:table-cell office:value-type="float" office:value="2262.9" table:formula="of:=SUM(101.9+122.7+159.8+190.8+241.5+268.2+312.1+289.1+215.4+167.3+102.2+91.9)" table:style-name="ce2">
            <text:p>2262.9</text:p>
          </table:table-cell>
          <table:table-cell office:value-type="float" office:value="188.6" table:style-name="ce2">
            <text:p>188.6</text:p>
          </table:table-cell>
          <table:table-cell office:value-type="float" office:value="6.2866666666666662" table:formula="of:=188.6/30" table:style-name="ce2">
            <text:p>6.3</text:p>
          </table:table-cell>
          <table:table-cell table:number-columns-repeated="16381"/>
        </table:table-row>
        <table:table-row table:style-name="ro1">
          <table:table-cell office:value-type="float" office:value="1923.3" table:formula="of:=SUM(57.7+87.1+141.7+181.9+234+251.8+291.1+261.1+184.6+125.4+61.6+45.3)" table:style-name="ce2">
            <text:p>1923.3</text:p>
          </table:table-cell>
          <table:table-cell office:value-type="float" office:value="160.30000000000001" table:style-name="ce2">
            <text:p>160.3</text:p>
          </table:table-cell>
          <table:table-cell office:value-type="float" office:value="5.3433333333333337" table:formula="of:=160.3/30" table:style-name="ce2">
            <text:p>5.3</text:p>
          </table:table-cell>
          <table:table-cell table:number-columns-repeated="16381"/>
        </table:table-row>
        <table:table-row table:style-name="ro1">
          <table:table-cell office:value-type="float" office:value="1896.2000000000003" table:formula="of:=SUM(56.4+77.7+138.4+178.1+221+244.5+278.9+260.4+184.9+137.4+72.1+46.4)" table:style-name="ce2">
            <text:p>1896.2</text:p>
          </table:table-cell>
          <table:table-cell office:value-type="float" office:value="158" table:style-name="ce2">
            <text:p>158.0</text:p>
          </table:table-cell>
          <table:table-cell office:value-type="float" office:value="5.2666666666666666" table:formula="of:=158/30" table:style-name="ce2">
            <text:p>5.3</text:p>
          </table:table-cell>
          <table:table-cell table:number-columns-repeated="16381"/>
        </table:table-row>
        <table:table-row table:style-name="ro1">
          <table:table-cell office:value-type="float" office:value="2636.1" table:formula="of:=SUM(131.1+144.9+186.9+218.2+271.4+307.9+352.3+327.8+246.8+197.5+130.3+121)" table:style-name="ce2">
            <text:p>2636.1</text:p>
          </table:table-cell>
          <table:table-cell office:value-type="float" office:value="219.7" table:style-name="ce2">
            <text:p>219.7</text:p>
          </table:table-cell>
          <table:table-cell office:value-type="float" office:value="7.3233333333333333" table:formula="of:=219.7/30" table:style-name="ce2">
            <text:p>7.3</text:p>
          </table:table-cell>
          <table:table-cell table:number-columns-repeated="16381"/>
        </table:table-row>
        <table:table-row table:style-name="ro1">
          <table:table-cell office:value-type="float" office:value="2684.4" table:formula="of:=SUM(128.1+148.1+196.9+225+284+313.7+358.9+329+253.4+200.5+130.8+116)" table:style-name="ce2">
            <text:p>2684.4</text:p>
          </table:table-cell>
          <table:table-cell office:value-type="float" office:value="223.7" table:style-name="ce2">
            <text:p>223.7</text:p>
          </table:table-cell>
          <table:table-cell office:value-type="float" office:value="7.4566666666666661" table:formula="of:=223.7/30" table:style-name="ce2">
            <text:p>7.5</text:p>
          </table:table-cell>
          <table:table-cell table:number-columns-repeated="16381"/>
        </table:table-row>
        <table:table-row table:style-name="ro1">
          <table:table-cell office:value-type="float" office:value="2035.5" table:formula="of:=SUM(75.7+101.7+148.9+189+239.9+253.7+284+261.7+190.6+145.5+81.9+62.9)" table:style-name="ce2">
            <text:p>2035.5</text:p>
          </table:table-cell>
          <table:table-cell office:value-type="float" office:value="169.6" table:style-name="ce2">
            <text:p>169.6</text:p>
          </table:table-cell>
          <table:table-cell office:value-type="float" office:value="5.6533333333333333" table:formula="of:=169.6/30" table:style-name="ce2">
            <text:p>5.7</text:p>
          </table:table-cell>
          <table:table-cell table:number-columns-repeated="16381"/>
        </table:table-row>
        <table:table-row table:style-name="ro1">
          <table:table-cell office:value-type="float" office:value="2576.1000000000004" table:formula="of:=SUM(114.3+136.2+186.2+214.5+278+308.3+357.3+323.7+242.9+188.9+118.4+107.4)" table:style-name="ce2">
            <text:p>2576.1</text:p>
          </table:table-cell>
          <table:table-cell office:value-type="float" office:value="214.7" table:style-name="ce2">
            <text:p>214.7</text:p>
          </table:table-cell>
          <table:table-cell office:value-type="float" office:value="7.1566666666666663" table:formula="of:=214.7/30" table:style-name="ce2">
            <text:p>7.2</text:p>
          </table:table-cell>
          <table:table-cell table:number-columns-repeated="16381"/>
        </table:table-row>
        <table:table-row table:style-name="ro1">
          <table:table-cell office:value-type="float" office:value="1940" table:formula="of:=SUM(64.5+97.6+143.9+175.6+223+244.3+280.3+265.4+192.7+133.1+68.4+51.2)" table:style-name="ce2">
            <text:p>1940.0</text:p>
          </table:table-cell>
          <table:table-cell office:value-type="float" office:value="161.69999999999999" table:style-name="ce2">
            <text:p>161.7</text:p>
          </table:table-cell>
          <table:table-cell office:value-type="float" office:value="5.39" table:formula="of:=161.7/30" table:style-name="ce2">
            <text:p>5.4</text:p>
          </table:table-cell>
          <table:table-cell table:number-columns-repeated="16381"/>
        </table:table-row>
        <table:table-row table:style-name="ro1">
          <table:table-cell office:value-type="float" office:value="1931.3" table:formula="of:=SUM(60.5+92.8+142.1+180.4+232.6+247.9+283.5+261.5+185.2+131.6+65.3+47.9)" table:style-name="ce2">
            <text:p>1931.3</text:p>
          </table:table-cell>
          <table:table-cell office:value-type="float" office:value="160.9" table:style-name="ce2">
            <text:p>160.9</text:p>
          </table:table-cell>
          <table:table-cell office:value-type="float" office:value="5.3633333333333333" table:formula="of:=160.9/30" table:style-name="ce2">
            <text:p>5.4</text:p>
          </table:table-cell>
          <table:table-cell table:number-columns-repeated="16381"/>
        </table:table-row>
        <table:table-row table:style-name="ro1">
          <table:table-cell office:value-type="float" office:value="2051.6000000000004" table:formula="of:=SUM(94+102+137.1+165.5+218.1+241.5+300.7+281.8+197.4+143.4+87.5+82.6)" table:style-name="ce2">
            <text:p>2051.6</text:p>
          </table:table-cell>
          <table:table-cell office:value-type="float" office:value="171" table:style-name="ce2">
            <text:p>171.0</text:p>
          </table:table-cell>
          <table:table-cell office:value-type="float" office:value="5.7" table:formula="of:=171/30" table:style-name="ce2">
            <text:p>5.7</text:p>
          </table:table-cell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INISTAR OBRANE</meta:initial-creator>
    <dc:creator>MINISTAR OBRANE</dc:creator>
    <meta:creation-date>2022-07-08T08:22:26Z</meta:creation-date>
    <dc:date>2022-07-11T11:31:29Z</dc:date>
  </office:meta>
</office:document-meta>
</file>